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ond" svg:font-family="'Noto Sans Cond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fo:language="pt" fo:country="BR" officeooo:rsid="00041086" officeooo:paragraph-rsid="00041086"/>
    </style:style>
    <style:style style:name="P2" style:family="paragraph" style:parent-style-name="Standard">
      <style:paragraph-properties fo:margin-top="0.101cm" fo:margin-bottom="0.101cm" style:contextual-spacing="false"/>
      <style:text-properties fo:language="pt" fo:country="BR" officeooo:rsid="0004aff4" officeooo:paragraph-rsid="0004aff4"/>
    </style:style>
    <style:style style:name="P3" style:family="paragraph" style:parent-style-name="Standard">
      <style:paragraph-properties fo:margin-top="0.101cm" fo:margin-bottom="0.101cm" style:contextual-spacing="false"/>
      <style:text-properties fo:language="pt" fo:country="BR" officeooo:paragraph-rsid="0004aff4"/>
    </style:style>
    <style:style style:name="P4" style:family="paragraph" style:parent-style-name="Standard">
      <style:paragraph-properties fo:margin-top="0.101cm" fo:margin-bottom="0.101cm" style:contextual-spacing="false"/>
      <style:text-properties fo:language="pt" fo:country="BR" officeooo:rsid="00058956" officeooo:paragraph-rsid="00058956"/>
    </style:style>
    <style:style style:name="P5" style:family="paragraph" style:parent-style-name="Standard">
      <style:paragraph-properties fo:margin-top="0.101cm" fo:margin-bottom="0.101cm" style:contextual-spacing="false"/>
      <style:text-properties fo:language="pt" fo:country="BR" officeooo:rsid="00058e0c" officeooo:paragraph-rsid="00058e0c"/>
    </style:style>
    <style:style style:name="P6" style:family="paragraph" style:parent-style-name="Standard">
      <style:paragraph-properties fo:margin-top="0.101cm" fo:margin-bottom="0.101cm" style:contextual-spacing="false"/>
      <style:text-properties fo:language="pt" fo:country="BR" officeooo:rsid="00058e0c" officeooo:paragraph-rsid="00058e0c" fo:background-color="transparent"/>
    </style:style>
    <style:style style:name="T1" style:family="text">
      <style:text-properties officeooo:rsid="0004aff4"/>
    </style:style>
    <style:style style:name="T2" style:family="text">
      <style:text-properties fo:background-color="#4f4789" loext:char-shading-value="0"/>
    </style:style>
    <style:style style:name="T3" style:family="text">
      <style:text-properties fo:background-color="#4f4789" loext:char-shading-value="0"/>
    </style:style>
    <style:style style:name="T4" style:family="text"/>
    <style:style style:name="T5" style:family="text">
      <style:text-properties fo:background-color="#eeba0b" loext:char-shading-value="0"/>
    </style:style>
    <style:style style:name="T6" style:family="text">
      <style:text-properties fo:background-color="#7fc29b" loext:char-shading-value="0"/>
    </style:style>
    <style:style style:name="T7" style:family="text">
      <style:text-properties fo:background-color="#3aaed8" loext:char-shading-value="0"/>
    </style:style>
    <style:style style:name="T8" style:family="text">
      <style:text-properties fo:background-color="#cc3f0c" loext:char-shading-value="0"/>
    </style:style>
    <style:style style:name="T9" style:family="text">
      <style:text-properties fo:color="#c9211e" loext:opacity="100%" fo:background-color="#4f4789" loext:char-shading-value="0"/>
    </style:style>
    <style:style style:name="T10" style:family="text">
      <style:text-properties fo:color="#ffffff" loext:opacity="100%" fo:background-color="#4f478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lmente, criei um projeto VueJS, usando o Nuxt. Nele, eu configurei o Jest como framework de testes, além do Axios para o uso de APIs.</text:p>
      <text:p text:style-name="P1">Então, dentro da pasta do projeto de Vue, iniciei um projeto de NodeJS, usando express para a criação agilizada do servidor.</text:p>
      <text:p text:style-name="P1">No Vue, comecei a enfrentar um problema com a API, pelo fato de eu rodar ambos no mesmo servidor (localhost), meu navegador começou a bloquear a requisição, apontando o erro: “Cross-Origin Request Blocked”, já tinha enfrentado esse erro antes, com minha API em PHP, lá bastou eu definir um Header, para permitir a requisição e no Node, as coisas não foram diferentes, embora tenham sido um pouco mais complicadas, possivelmente pela minha inexperiência com ele. Mas pesquisa vai, pesquisa vem, encontrei os headers que precisava utilizar; assim, finalmente, minha API tinha sido integrada com o meu front.</text:p>
      <text:p text:style-name="P2">Com a API configurada, comecei a pensar o design do serviço. Pretendo focar em algo mais simples. Inicialmente, preciso definir as fontes e as cores.</text:p>
      <text:p text:style-name="P3"><text:span text:style-name="T1">As fontes escolhidas foram: </text:span></text:p>
      <text:p text:style-name="P3"><text:span text:style-name="T1">- </text:span>Open Sans, <text:span text:style-name="T1">como fonte padrão, usada em parágrafos, listas, links etc.</text:span></text:p>
      <text:p text:style-name="P3">- Bebas Neue, <text:span text:style-name="T1">como fonte para destaques, usada em título.</text:span></text:p>
      <text:p text:style-name="P4">Já para as cores, eu utilizei o site: <text:a xlink:type="simple" xlink:href="https://coolors.co/" text:style-name="Internet_20_link" text:visited-style-name="Visited_20_Internet_20_Link">https://coolors.co</text:a>, que utiliza de uma inteligência artificial para sugerir novas cores, que combinem entre si, agilizando muito o processo de montagem da paleta de cores.</text:p>
      <text:p text:style-name="P5">Ao fim da escolha, as cores foram:</text:p>
      <text:p text:style-name="P5">- Dark Slate Blue: <text:span text:style-name="T10">#4F4789</text:span></text:p>
      <text:p text:style-name="P6">- Orange Yellow: <text:span text:style-name="T5">#EEBA0B</text:span></text:p>
      <text:p text:style-name="P6">- Eton Blue: <text:span text:style-name="T6">#7FC29B</text:span></text:p>
      <text:p text:style-name="P6">- Cerulean Crayola: <text:span text:style-name="T7">#3AAED8</text:span></text:p>
      <text:p text:style-name="P6">- Sinopia: <text:span text:style-name="T8">#CC3F0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ond" svg:font-family="'Noto Sans Co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ond" style:font-size-asian="10.5pt" style:language-asian="zh" style:country-asian="CN" style:font-name-complex="Noto Sans Cond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ond" style:font-size-asian="10.5pt" style:language-asian="zh" style:country-asian="CN" style:font-name-complex="Noto Sans Con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ond" style:font-family-asian="'Noto Sans Cond'" style:font-family-generic-asian="system" style:font-pitch-asian="variable" style:font-size-asian="14pt" style:font-name-complex="Noto Sans Cond" style:font-family-complex="'Noto Sans Con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ond" style:font-family-asian="'Noto Sans Cond'" style:font-family-generic-asian="system" style:font-pitch-asian="variable" style:font-size-asian="24pt" style:font-weight-asian="bold" style:font-name-complex="Noto Sans Cond" style:font-family-complex="'Noto Sans Cond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11:40:58.790458621</meta:creation-date>
    <dc:date>2022-02-26T13:05:07.269283526</dc:date>
    <meta:editing-duration>PT1H24M7S</meta:editing-duration>
    <meta:editing-cycles>5</meta:editing-cycles>
    <meta:generator>LibreOffice/7.3.0.3$Linux_X86_64 LibreOffice_project/30$Build-3</meta:generator>
    <meta:document-statistic meta:table-count="0" meta:image-count="0" meta:object-count="0" meta:page-count="1" meta:paragraph-count="14" meta:word-count="254" meta:character-count="1531" meta:non-whitespace-character-count="1290"/>
  </office:meta>
</office:document-meta>
</file>